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d871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officeooo:rsid="0003d87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LE Porting in Contiki-NG for nRF52840</text:h>
      <text:p text:style-name="Standard"/>
      <text:h text:style-name="Heading_20_2" text:outline-level="2">Weekly Report: BLE Porting in Contiki-NG for nRF52840</text:h>
      <text:p text:style-name="Text_20_body"><text:span text:style-name="Strong_20_Emphasis">Name:</text:span> Sanjeevi Ram N<text:line-break/><text:span text:style-name="Strong_20_Emphasis">Project:</text:span> BLE Porting in Contiki-NG<text:line-break/><text:span text:style-name="Strong_20_Emphasis">Platform:</text:span> nRF52840<text:line-break/><text:span text:style-name="Strong_20_Emphasis">Duration:</text:span> Week <text:span text:style-name="T1">2</text:span><text:line-break/><text:span text:style-name="Strong_20_Emphasis">Status:</text:span> In Progress</text:p>
      <text:p text:style-name="Horizontal_20_Line"/>
      <text:h text:style-name="Heading_20_3" text:outline-level="3">Objective</text:h>
      <text:p text:style-name="Text_20_body">To enable BLE (Bluetooth Low Energy) communication on the nRF52840 platform using the Contiki-NG operating system by porting or integrating a BLE stack, targeting basic BLE functionality such as advertisement and GATT service support.</text:p>
      <text:p text:style-name="Horizontal_20_Line"/>
      <text:h text:style-name="Heading_20_3" text:outline-level="3">Weekly Progress Summary</text:h>
      <text:h text:style-name="Heading_20_4" text:outline-level="4"><text:span text:style-name="Strong_20_Emphasis"><text:s text:c="5"/>Initial Setup &amp; Exploration</text:span></text:h>
      <text:list xml:id="list365332391" text:style-name="L1">
        <text:list-item>
          <text:p text:style-name="P2">Set up Contiki-NG on Ubuntu 20.04 system.</text:p>
        </text:list-item>
        <text:list-item>
          <text:p text:style-name="P2">Built and flashed basic example (<text:span text:style-name="Source_20_Text">hello-world</text:span>) on nRF52840 board to confirm toolchain and USB interface were working.</text:p>
        </text:list-item>
        <text:list-item>
          <text:p text:style-name="P2">Analyzed Contiki-NG’s architecture for radio drivers and networking stack.</text:p>
        </text:list-item>
      </text:list>
      <text:list xml:id="list2188055419" text:style-name="L2">
        <text:list-item>
          <text:p text:style-name="P3">Explored options for BLE stack integration:</text:p>
          <text:list>
            <text:list-item>
              <text:p text:style-name="P3">Native Contiki-NG support (limited)</text:p>
              <text:p text:style-name="P3"/>
            </text:list-item>
          </text:list>
        </text:list-item>
      </text:list>
      <text:p text:style-name="Standard"><text:s text:c="62"/>Application Code <text:s text:c="2"/></text:p>
      <text:p text:style-name="Standard"/>
      <text:p text:style-name="Standard"><text:s text:c="62"/>GATT / GAP <text:s text:c="7"/></text:p>
      <text:p text:style-name="Standard"><text:s text:c="62"/>L2CAP / ATT <text:s text:c="7"/></text:p>
      <text:p text:style-name="Standard"><text:s/></text:p>
      <text:p text:style-name="P1"><text:s text:c="62"/>Host Controller Interface (HCI)</text:p>
      <text:p text:style-name="P1"><text:s text:c="4"/></text:p>
      <text:p text:style-name="P1"><text:s text:c="62"/>Link Layer (LL) <text:s/></text:p>
      <text:p text:style-name="P1"/>
      <text:p text:style-name="P1"><text:s text:c="62"/>Physical Layer <text:s text:c="2"/></text:p>
      <text:p text:style-name="Standard"/>
      <text:p text:style-name="Standard"><text:s text:c="62"/>Radio (nRF52840 2.4GHz BLE PHY) <text:s text:c="4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9T14:42:07.647228407</meta:creation-date>
    <dc:date>2025-07-09T15:15:46.001648013</dc:date>
    <meta:editing-duration>PT1M58S</meta:editing-duration>
    <meta:editing-cycles>1</meta:editing-cycles>
    <meta:document-statistic meta:table-count="0" meta:image-count="0" meta:object-count="0" meta:page-count="1" meta:paragraph-count="22" meta:word-count="144" meta:character-count="1411" meta:non-whitespace-character-count="819"/>
    <meta:generator>LibreOffice/6.4.7.2$Linux_X86_64 LibreOffice_project/40$Build-2</meta:generator>
  </office:meta>
</office:document-meta>
</file>